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NimbusMonL-ReguObli" svg:font-family="NimbusMonL-ReguObli"/>
    <style:font-face style:name="NimbusRomNo9L-Medi" svg:font-family="NimbusRomNo9L-Medi"/>
    <style:font-face style:name="NimbusRomNo9L-Regu" svg:font-family="NimbusRomNo9L-Regu"/>
    <style:font-face style:name="NimbusRomNo9L-Regu-Slant_167" svg:font-family="NimbusRomNo9L-Regu-Slant_167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zavrsniDefault">
      <style:paragraph-properties fo:text-align="center" style:justify-single-word="false"/>
    </style:style>
    <style:style style:name="P3" style:family="paragraph" style:parent-style-name="zavrsniDefaul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zavrsniDefault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zavrsniDefault">
      <style:paragraph-properties fo:text-align="center" style:justify-single-word="false"/>
      <style:text-properties style:font-name="Georgia3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style:font-name-asian="NimbusRomNo9L-Medi" style:font-size-asian="12pt" style:font-name-complex="NimbusRomNo9L-Medi" style:font-size-complex="12pt"/>
    </style:style>
    <style:style style:name="P7" style:family="paragraph" style:parent-style-name="zavrsniDefault" style:master-page-name="First_20_Page">
      <style:paragraph-properties fo:text-align="center" style:justify-single-word="false" style:page-number="auto"/>
    </style:style>
    <style:style style:name="P8" style:family="paragraph" style:parent-style-name="zavrsniDefault">
      <style:paragraph-properties fo:text-align="center" style:justify-single-word="false"/>
      <style:text-properties style:font-name="Georgia3" fo:font-size="12pt" style:font-name-asian="NimbusRomNo9L-Regu-Slant_167" style:font-size-asian="12pt" style:font-name-complex="NimbusRomNo9L-Regu-Slant_167" style:font-size-complex="12pt"/>
    </style:style>
    <style:style style:name="P9" style:family="paragraph" style:parent-style-name="zavrsniDefault">
      <style:paragraph-properties fo:text-align="center" style:justify-single-word="false"/>
      <style:text-properties style:font-name="Arial" fo:font-size="12pt" fo:font-weight="bold" style:font-name-asian="NimbusRomNo9L-Medi" style:font-size-asian="12pt" style:font-weight-asian="bold" style:font-name-complex="NimbusRomNo9L-Medi" style:font-size-complex="12pt" style:font-weight-complex="bold"/>
    </style:style>
    <style:style style:name="P10" style:family="paragraph" style:parent-style-name="zavrsniDefault">
      <style:text-properties style:font-name="NimbusRomNo9L-Regu" fo:font-size="12pt" style:font-name-asian="NimbusRomNo9L-Regu" style:font-size-asian="12pt" style:font-name-complex="NimbusRomNo9L-Regu" style:font-size-complex="12pt"/>
    </style:style>
    <style:style style:name="P11" style:family="paragraph" style:parent-style-name="zavrsniDefault" style:master-page-name="empty">
      <style:paragraph-properties fo:text-align="center" style:justify-single-word="false" style:page-number="auto"/>
    </style:style>
    <style:style style:name="P12" style:family="paragraph" style:parent-style-name="zavrsniDefault" style:master-page-name="Index">
      <style:paragraph-properties style:page-number="auto"/>
    </style:style>
    <style:style style:name="P13" style:family="paragraph" style:parent-style-name="Heading_20_1">
      <style:text-properties style:font-name="Times New Roman" fo:font-size="18pt" style:font-size-asian="18pt" style:font-size-complex="18pt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Heading_20_1" style:master-page-name="Standard">
      <style:paragraph-properties style:page-number="auto"/>
      <style:text-properties style:font-name="Times New Roman" fo:font-size="18pt" style:font-size-asian="18pt" style:font-size-complex="18pt"/>
    </style:style>
    <style:style style:name="P16" style:family="paragraph" style:parent-style-name="Heading_20_1" style:master-page-name="Standard">
      <style:paragraph-properties style:page-number="auto"/>
      <style:text-properties fo:font-style="normal" style:font-style-asian="normal" style:font-style-complex="normal"/>
    </style:style>
    <style:style style:name="P17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9" style:family="paragraph" style:parent-style-name="Bibliography_20_1" style:master-page-name="Standard">
      <style:paragraph-properties style:page-number="auto"/>
      <style:text-properties style:font-name="NimbusRomNo9L-Medi" fo:font-size="12pt" style:font-name-asian="NimbusRomNo9L-Medi" style:font-size-asian="12pt" style:font-name-complex="NimbusRomNo9L-Medi" style:font-size-complex="12pt"/>
    </style:style>
    <style:style style:name="P20" style:family="paragraph" style:parent-style-name="Text_20_body">
      <style:text-properties fo:font-style="normal" style:font-style-asian="normal" style:font-style-complex="normal"/>
    </style:style>
    <style:style style:name="P21" style:family="paragraph" style:parent-style-name="Text_20_body" style:master-page-name="Standard">
      <style:paragraph-properties style:page-number="auto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NimbusRomNo9L-Medi" fo:font-size="12pt" style:font-name-asian="NimbusRomNo9L-Medi" style:font-size-asian="12pt" style:font-name-complex="NimbusRomNo9L-Medi" style:font-size-complex="12pt"/>
    </style:style>
    <style:style style:name="T3" style:family="text">
      <style:text-properties style:font-name="NimbusRomNo9L-Medi" fo:font-size="12pt" fo:font-weight="bold" style:font-name-asian="NimbusRomNo9L-Medi" style:font-size-asian="12pt" style:font-weight-asian="bold" style:font-name-complex="NimbusRomNo9L-Medi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NimbusRomNo9L-Regu" fo:font-size="12pt" style:font-name-asian="NimbusRomNo9L-Regu" style:font-size-asian="12pt" style:font-name-complex="NimbusRomNo9L-Regu" style:font-size-complex="12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8pt" style:font-size-asian="18pt" style:font-size-complex="18pt"/>
    </style:style>
    <style:style style:name="T9" style:family="text">
      <style:text-properties style:font-name="Times New Roman" fo:font-size="18pt" fo:font-style="normal" style:font-size-asian="18pt" style:font-style-asian="normal" style:font-size-complex="18pt" style:font-style-complex="normal"/>
    </style:style>
    <style:style style:name="T10" style:family="text">
      <style:text-properties style:font-name="Times New Roman" fo:font-style="normal" style:font-style-asian="normal" style:font-style-complex="normal"/>
    </style:style>
    <style:style style:name="T11" style:family="text">
      <style:text-properties style:font-name="Georgia3" fo:font-style="normal" style:font-style-asian="normal" style:font-style-complex="normal"/>
    </style:style>
    <style:style style:name="T12" style:family="text">
      <style:text-properties style:font-name-asian="NimbusRomNo9L-Regu-Slant_167" style:font-name-complex="NimbusRomNo9L-Regu-Slant_167"/>
    </style:style>
    <style:style style:name="T13" style:family="text">
      <style:text-properties style:font-name-asian="NimbusMonL-ReguObli" style:font-name-complex="NimbusMonL-ReguObli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VEUČILIŠTE U ZAGREBU</text:p>
      <text:p text:style-name="P4">FAKULTET ELEKTROTEHNIKE I RAČUNARSTV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ZAVRŠNI RAD br.000</text:p>
      <text:p text:style-name="P2"/>
      <text:p text:style-name="P3">Fraktalna vizualizacija evolucijskim algoritmima </text:p>
      <text:p text:style-name="P2">Mirjam Škaric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Zagreb, svibanj 2014.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Umjesto ove stranice umetnite izvornik Vašeg rada.</text:p>
      <text:p text:style-name="P5"><text:span text:style-name="T12">Da bi ste uklonili ovu stranicu obrišite naredbu </text:span><text:span text:style-name="T13">\izvornik</text:span><text:span text:style-name="T12">.</text:span></text:p>
      <text:p text:style-name="P2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zavrsniDefault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Sadržaj</text:p>
          </text:index-title>
          <text:p text:style-name="P17">1. Uvod<text:tab/>v</text:p>
          <text:p text:style-name="P17">2. Uvod u bioinformatiku<text:tab/>6</text:p>
          <text:p text:style-name="P17">3. Uvod u evolucijske algoritme<text:tab/>7</text:p>
          <text:p text:style-name="P17">4 . IFS fraktali <text:tab/>8</text:p>
          <text:p text:style-name="P18">4.1. IFS fraktali <text:s/>generirani evolucijskim algoritmima<text:tab/>8</text:p>
          <text:p text:style-name="P18">4.2. Sintetiziranje DNA podataka Markovljevim modelom<text:tab/>8</text:p>
          <text:p text:style-name="P18">4.3. Prikaz jedinke<text:tab/>8</text:p>
          <text:p text:style-name="P18">4.4. Korištene evolucijske strategije<text:tab/>8</text:p>
          <text:p text:style-name="P17">5. Rezultati<text:tab/>9</text:p>
          <text:p text:style-name="P17">6. Zaključak<text:tab/>10</text:p>
          <text:p text:style-name="P17">Literatura<text:tab/>11</text:p>
        </text:index-body>
      </text:table-of-content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h text:style-name="P13" text:outline-level="1"><text:soft-page-break/></text:h>
      <text:h text:style-name="Heading_20_1" text:outline-level="1"><text:span text:style-name="T8">1. </text:span>Uvod</text:h>
      <text:p text:style-name="zavrsniDefault"/>
      <text:p text:style-name="zavrsniDefault"/>
      <text:p text:style-name="zavrsniDefault"/>
      <text:p text:style-name="zavrsniDefault"/>
      <text:h text:style-name="P15" text:outline-level="1"/>
      <text:h text:style-name="Heading_20_1" text:outline-level="1"><text:span text:style-name="T8">2.</text:span> Uvod u bioinformatiku</text:h>
      <text:p text:style-name="zavrsniDefault">( spomenuti osnovne pojmove iz biologije )</text:p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h text:style-name="P14" text:outline-level="1"/>
      <text:h text:style-name="Heading_20_1" text:outline-level="1"><text:span text:style-name="T8">3.</text:span> Uvod u evolucijske algoritme</text:h>
      <text:p text:style-name="zavrsniDefault">(osnovni <text:s/>pojmovi iz EA)</text:p>
      <text:p text:style-name="zavrsniDefault"/>
      <text:p text:style-name="zavrsniDefault"/>
      <text:h text:style-name="P14" text:outline-level="1"/>
      <text:h text:style-name="Heading_20_1" text:outline-level="1"><text:span text:style-name="T8">4 .</text:span><text:span text:style-name="T7"> </text:span>IFS fraktali </text:h>
      <text:h text:style-name="Heading_20_2" text:outline-level="2"><text:span text:style-name="T10">4.1.</text:span><text:span text:style-name="T1"> IFS fraktali <text:s/>generirani evolucijskim algoritmima</text:span></text:h>
      <text:p text:style-name="P20"/>
      <text:h text:style-name="Heading_20_2" text:outline-level="2"><text:span text:style-name="T10">4.2. </text:span><text:span text:style-name="T11">Sintetiziranje DNA podataka Markovljevim modelom</text:span></text:h>
      <text:h text:style-name="Heading_20_2" text:outline-level="2"><text:span text:style-name="T10">4.3.</text:span><text:span text:style-name="T1"> Prikaz jedinke</text:span></text:h>
      <text:h text:style-name="Heading_20_2" text:outline-level="2"><text:span text:style-name="T10">4.4</text:span><text:span text:style-name="T1">. Korištene evolucijske strategije</text:span></text:h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0"/>
      <text:h text:style-name="Heading_20_1" text:outline-level="1"><text:span text:style-name="T9">5.</text:span><text:span text:style-name="T1"> Rezultati</text:span></text:h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6" text:outline-level="1"/>
      <text:h text:style-name="Heading_20_1" text:outline-level="1"><text:span text:style-name="T8">6.</text:span> Zaključak</text:h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p text:style-name="zavrsniDefault"/>
      <text:h text:style-name="P14" text:outline-level="1"/>
      <text:h text:style-name="Heading_20_1" text:outline-level="1">Literatura</text:h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Bibliography_20_1"/>
      <text:p text:style-name="P1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Fraktalna vizualizacija evolucijskim algoritmima </text:p>
      <text:p text:style-name="P4">Sažetak</text:p>
      <text:p text:style-name="P4"/>
      <text:p text:style-name="zavrsniDefault">Sažetak na hrvatskom jeziku.</text:p>
      <text:p text:style-name="zavrsniDefault"><text:span text:style-name="T5">Ključne riječi:</text:span><text:span text:style-name="T4"> ključne riječi</text:span><text:span text:style-name="T6">, odvojene zarezima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Fractal visualization with evolutionary algorithms</text:p>
      <text:p text:style-name="P4">Abstract</text:p>
      <text:p text:style-name="zavrsniDefault">Abstract.</text:p>
      <text:p text:style-name="zavrsniDefault"><text:span text:style-name="T3">Keywords:</text:span><text:span text:style-name="T2"> </text:span><text:span text:style-name="T6">Keywor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NimbusMonL-ReguObli" svg:font-family="NimbusMonL-ReguObli"/>
    <style:font-face style:name="NimbusRomNo9L-Medi" svg:font-family="NimbusRomNo9L-Medi"/>
    <style:font-face style:name="NimbusRomNo9L-Regu" svg:font-family="NimbusRomNo9L-Regu"/>
    <style:font-face style:name="NimbusRomNo9L-Regu-Slant_167" svg:font-family="NimbusRomNo9L-Regu-Slant_167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zavrsniDefault" style:family="paragraph" style:parent-style-name="Standard" style:master-page-name="">
      <style:paragraph-properties fo:line-height="150%" fo:text-align="justify" style:justify-single-word="false" style:page-number="auto"/>
      <style:text-properties style:font-name="Georgi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21cm" fo:line-height="200%"/>
      <style:text-properties style:font-name="Georgia1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line-height="200%" fo:text-indent="0cm" style:auto-text-indent="false" text:number-lines="false" text:line-number="0"/>
      <style:text-properties style:font-name="Georgia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line-height="150%" fo:text-indent="0cm" style:auto-text-indent="false" fo:background-color="transparent">
        <style:tab-stops>
          <style:tab-stop style:position="15.501cm" style:type="right" style:leader-style="dotted" style:leader-text="."/>
        </style:tab-stops>
        <style:background-image/>
      </style:paragraph-properties>
      <style:text-properties style:font-name="Georgia"/>
    </style:style>
    <style:style style:name="Table_20_Contents" style:display-name="Table Contents" style:family="paragraph" style:parent-style-name="Standard" style:class="extra">
      <style:paragraph-properties fo:line-height="150%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1.161cm" fo:margin-right="0cm" fo:margin-top="0cm" fo:margin-bottom="0cm" fo:line-height="200%" fo:text-indent="-0.76cm" style:auto-text-indent="false">
        <style:tab-stops/>
      </style:paragraph-properties>
      <style:text-properties style:font-name="Georgia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zavrsniDef" style:family="text">
      <style:text-properties style:font-name="Ari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Untitled1" style:page-layout-name="Mpm3"/>
    <style:master-page style:name="sadrzaj" style:page-layout-name="Mpm2" style:next-style-name="Index"/>
    <style:master-page style:name="Index" style:page-layout-name="Mpm4">
      <style:footer>
        <text:p text:style-name="MP1"><text:page-number text:select-page="current">v</text:page-number></text:p>
      </style:footer>
    </style:master-page>
    <style:master-page style:name="empty" style:page-layout-name="Mpm4">
      <style:footer>
        <text:p text:style-name="MP1"><text:page-number text:select-page="current">iii</text:page-number></text:p>
      </style:footer>
    </style:master-page>
    <style:master-page style:name="abstract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nsieur </meta:initial-creator>
    <meta:creation-date>2014-05-10T15:57:52.61</meta:creation-date>
    <dc:date>2014-05-10T20:11:38.77</dc:date>
    <dc:creator>Monsieur </dc:creator>
    <meta:editing-duration>PT3H42M41S</meta:editing-duration>
    <meta:editing-cycles>14</meta:editing-cycles>
    <meta:generator>OpenOffice/4.1.0$Win32 OpenOffice.org_project/410m18$Build-9764</meta:generator>
    <meta:document-statistic meta:table-count="0" meta:image-count="0" meta:object-count="0" meta:page-count="12" meta:paragraph-count="44" meta:word-count="163" meta:character-count="1144"/>
  </office:meta>
</office:document-meta>
</file>